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table:style-name="ce4" office:value-type="string" calcext:value-type="string">
            <text:p>14-3</text:p>
          </table:table-cell>
          <table:table-cell table:style-name="ce4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1:41:38.368665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07T11:41:57.153672329</dc:date>
    <meta:editing-duration>P1DT12H26M2S</meta:editing-duration>
    <meta:editing-cycles>164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